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254cm" svg:stroke-color="#000000" draw:marker-start-width="0.581cm" draw:marker-end-width="0.581cm" draw:fill="none" draw:textarea-horizontal-align="justify" draw:textarea-vertical-align="middle" draw:auto-grow-height="false" fo:padding-top="0.252cm" fo:padding-bottom="0.252cm" fo:padding-left="0.377cm" fo:padding-right="0.377cm"/>
    </style:style>
    <style:style style:name="gr2" style:family="graphic" style:parent-style-name="standard">
      <style:graphic-properties draw:stroke="solid" draw:stroke-dash="Fine_20_Dashed" svg:stroke-width="0.254cm" svg:stroke-color="#000000" draw:marker-start-width="0.581cm" draw:marker-end-width="0.581cm" draw:fill="none" draw:textarea-horizontal-align="justify" draw:textarea-vertical-align="middle" draw:auto-grow-height="false" fo:padding-top="0.252cm" fo:padding-bottom="0.252cm" fo:padding-left="0.377cm" fo:padding-right="0.377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Fine_20_Dashed" draw:marker-end="Arrow" draw:marker-end-width="0.3cm" draw:fill="none" draw:textarea-vertical-align="middle"/>
    </style:style>
    <style:style style:name="gr7" style:family="graphic" style:parent-style-name="objectwithoutfill">
      <style:graphic-properties draw:stroke="dash" draw:stroke-dash="_32__20_Dots_20_1_20_Dash" draw:marker-end="Arrow" draw:marker-end-width="0.3cm" draw:fill="none" draw:textarea-vertical-align="middle"/>
    </style:style>
    <style:style style:name="gr8" style:family="graphic" style:parent-style-name="objectwithoutfill">
      <style:graphic-properties draw:stroke="dash" draw:stroke-dash="_32__20_Dots_20_1_20_Dash" draw:marker-end="Arrow" draw:marker-end-width="0.3cm" draw:fill="none" draw:textarea-vertical-align="middle"/>
    </style:style>
    <style:style style:name="gr9" style:family="graphic" style:parent-style-name="objectwithoutfill">
      <style:graphic-properties draw:stroke="solid" draw:stroke-dash="_32__20_Dots_20_1_20_Dash" draw:marker-end="Arrow" draw:marker-end-width="0.3cm" draw:fill="none" draw:textarea-vertical-align="middle"/>
    </style:style>
    <style:style style:name="gr10" style:family="graphic" style:parent-style-name="standard">
      <style:graphic-properties draw:stroke="solid" draw:stroke-dash="_32__20_Dots_20_1_20_Dash" draw:textarea-horizontal-align="justify" draw:textarea-vertical-align="middle" draw:auto-grow-height="false"/>
    </style:style>
    <style:style style:name="gr11" style:family="graphic" style:parent-style-name="standard">
      <style:graphic-properties draw:stroke="solid" draw:stroke-dash="_32__20_Dots_20_1_20_Dash" svg:stroke-color="#ff3333" draw:fill="none" draw:textarea-horizontal-align="justify" draw:textarea-vertical-align="middle" draw:auto-grow-height="false"/>
    </style:style>
    <style:style style:name="gr12" style:family="graphic" style:parent-style-name="standard">
      <style:graphic-properties draw:stroke="solid" draw:stroke-dash="_32__20_Dots_20_1_20_Dash" svg:stroke-color="#ff3333" draw:fill="none" draw:textarea-horizontal-align="justify" draw:textarea-vertical-align="middle" draw:auto-grow-height="false"/>
    </style:style>
    <style:style style:name="gr13" style:family="graphic" style:parent-style-name="objectwithoutfill">
      <style:graphic-properties draw:stroke="dash" draw:stroke-dash="Fine_20_Dashed" draw:marker-end="Arrow" draw:marker-end-width="0.3cm" draw:fill="none" draw:textarea-vertical-align="middle"/>
    </style:style>
    <style:style style:name="gr14" style:family="graphic" style:parent-style-name="objectwithoutfill">
      <style:graphic-properties draw:stroke="solid" draw:stroke-dash="Fine_20_Dashed" draw:marker-end="Arrow" draw:marker-end-width="0.3cm" draw:fill="none" draw:textarea-vertical-align="middle"/>
    </style:style>
    <style:style style:name="gr15" style:family="graphic" style:parent-style-name="objectwithoutfill">
      <style:graphic-properties draw:stroke="solid" draw:stroke-dash="Fine_20_Dashed" svg:stroke-color="#ff3333" draw:marker-end="Arrow" draw:marker-end-width="0.3cm" draw:fill="none" draw:textarea-vertical-align="middle"/>
    </style:style>
    <style:style style:name="gr16" style:family="graphic" style:parent-style-name="objectwithoutfill">
      <style:graphic-properties draw:stroke="solid" draw:stroke-dash="Fine_20_Dashed" svg:stroke-color="#009900" draw:marker-end="Arrow" draw:marker-end-width="0.3cm" draw:fill="none" draw:textarea-vertical-align="middle"/>
    </style:style>
    <style:style style:name="gr17" style:family="graphic" style:parent-style-name="objectwithoutfill">
      <style:graphic-properties draw:stroke="solid" draw:stroke-dash="Fine_20_Dashed" svg:stroke-color="#ff3333" draw:marker-end="Arrow" draw:marker-end-width="0.3cm" draw:fill="none" draw:textarea-vertical-align="middle"/>
    </style:style>
    <style:style style:name="gr18" style:family="graphic" style:parent-style-name="objectwithoutfill">
      <style:graphic-properties draw:stroke="solid" draw:stroke-dash="Fine_20_Dashed" svg:stroke-color="#009900" draw:marker-end="Arrow" draw:marker-end-width="0.3cm" draw:fill="none" draw:textarea-vertical-align="middle"/>
    </style:style>
    <style:style style:name="gr19" style:family="graphic" style:parent-style-name="objectwithoutfill">
      <style:graphic-properties draw:stroke="solid" draw:stroke-dash="Fine_20_Dashed" svg:stroke-color="#3333ff" draw:marker-end="Arrow" draw:marker-end-width="0.3cm" draw:fill="none" draw:textarea-vertical-align="middle"/>
    </style:style>
    <style:style style:name="gr20" style:family="graphic" style:parent-style-name="objectwithoutfill">
      <style:graphic-properties draw:stroke="solid" draw:stroke-dash="Fine_20_Dashed" svg:stroke-color="#0000ff" draw:marker-end="Arrow" draw:marker-end-width="0.3cm" draw:fill="none" draw:textarea-vertical-align="middle"/>
    </style:style>
    <style:style style:name="gr21" style:family="graphic" style:parent-style-name="objectwithoutfill">
      <style:graphic-properties draw:stroke="solid" draw:stroke-dash="Fine_20_Dashed" svg:stroke-width="0cm" draw:marker-start-width="0.2cm" draw:marker-end="Arrow" draw:marker-end-width="0.3cm" draw:fill="none" draw:textarea-vertical-align="middle" fo:padding-top="0.125cm" fo:padding-bottom="0.125cm" fo:padding-left="0.25cm" fo:padding-right="0.25cm"/>
    </style:style>
    <style:style style:name="gr22" style:family="graphic" style:parent-style-name="standard">
      <style:graphic-properties draw:stroke="solid" draw:stroke-dash="Fine_20_Dashed" svg:stroke-width="0.254cm" svg:stroke-color="#000000" draw:marker-start-width="0.581cm" draw:marker-end-width="0.581cm" draw:fill="none" draw:textarea-horizontal-align="justify" draw:textarea-vertical-align="middle" draw:auto-grow-height="false" fo:padding-top="0.252cm" fo:padding-bottom="0.252cm" fo:padding-left="0.377cm" fo:padding-right="0.377cm"/>
    </style:style>
    <style:style style:name="gr23" style:family="graphic" style:parent-style-name="standard">
      <style:graphic-properties draw:stroke="solid" draw:stroke-dash="Fine_20_Dashed"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034cm" svg:height="15.494cm" svg:x="8.493cm" svg:y="42.783cm">
          <text:p text:style-name="P1"/>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8.034cm" svg:height="39.624cm" svg:x="8.493cm" svg:y="59.293cm">
          <text:p/>
          <draw:enhanced-geometry svg:viewBox="0 0 21600 21600" draw:glue-points="10800 0 0 10800 10800 21600 21600 10800" draw:type="flowchart-process" draw:enhanced-path="M 0 0 L 21600 0 21600 21600 0 21600 0 0 Z N"/>
        </draw:custom-shape>
        <draw:custom-shape draw:style-name="gr3" draw:text-style-name="P1" xml:id="id1" draw:id="id1" draw:layer="layout" svg:width="3.81cm" svg:height="3.81cm" svg:x="2.27cm" svg:y="2.27cm">
          <text:p text:style-name="P1">Engine</text:p>
          <text:p text:style-name="P1"/>
          <draw:enhanced-geometry svg:viewBox="0 0 21600 21600" draw:glue-points="10800 0 0 10800 10800 21600 21600 10800" draw:type="flowchart-process" draw:enhanced-path="M 0 0 L 21600 0 21600 21600 0 21600 0 0 Z N"/>
        </draw:custom-shape>
        <draw:custom-shape draw:style-name="gr3" draw:text-style-name="P1" xml:id="id2" draw:id="id2" draw:layer="layout" svg:width="3.81cm" svg:height="3.81cm" svg:x="2.27cm" svg:y="8.62cm">
          <text:p text:style-name="P1">Is running?</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svg:x1="4.175cm" svg:y1="6.08cm" svg:x2="4.175cm" svg:y2="8.62cm" draw:start-shape="id1" draw:start-glue-point="6" draw:end-shape="id2" svg:d="M4175 6080v2540" svg:viewBox="0 0 1 2541">
          <text:p/>
        </draw:connector>
        <draw:custom-shape draw:style-name="gr3" draw:text-style-name="P1" xml:id="id3" draw:id="id3" draw:layer="layout" svg:width="3.81cm" svg:height="1.27cm" svg:x="8.62cm" svg:y="9.89cm">
          <text:p text:style-name="P1">Exit</text:p>
          <draw:enhanced-geometry svg:viewBox="0 0 21600 21600" draw:glue-points="10800 0 0 10800 10800 21600 21600 10800" draw:type="flowchart-process" draw:enhanced-path="M 0 0 L 21600 0 21600 21600 0 21600 0 0 Z N"/>
        </draw:custom-shape>
        <draw:custom-shape draw:style-name="gr3" draw:text-style-name="P1" xml:id="id4" draw:id="id4" draw:layer="layout" svg:width="6.35cm" svg:height="1.397cm" svg:x="1cm" svg:y="14.97cm">
          <text:p text:style-name="P1">For Each System</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6.08cm" svg:y1="10.525cm" svg:x2="8.62cm" svg:y2="10.525cm" draw:start-shape="id2" draw:start-glue-point="7" draw:end-shape="id3" draw:end-glue-point="5" svg:d="M6080 10525h2540" svg:viewBox="0 0 2541 1">
          <text:p/>
        </draw:connector>
        <draw:connector draw:style-name="gr5" draw:text-style-name="P1" draw:layer="layout" svg:x1="4.175cm" svg:y1="12.43cm" svg:x2="4.175cm" svg:y2="14.97cm" draw:start-shape="id2" draw:start-glue-point="6" draw:end-shape="id4" draw:end-glue-point="4" svg:d="M4175 12430v2540" svg:viewBox="0 0 1 2541">
          <text:p/>
        </draw:connector>
        <draw:connector draw:style-name="gr5" draw:text-style-name="P1" draw:layer="layout" svg:x1="4.175cm" svg:y1="16.367cm" svg:x2="5.446cm" svg:y2="18.78cm" draw:start-shape="id4" draw:start-glue-point="6" draw:end-shape="id5" draw:end-glue-point="0" svg:d="M4175 16367v1207h1271v1206" svg:viewBox="0 0 1272 2414">
          <text:p/>
        </draw:connector>
        <draw:custom-shape draw:style-name="gr3" draw:text-style-name="P1" xml:id="id5" draw:id="id5" draw:layer="layout" svg:width="6.348cm" svg:height="1.268cm" svg:x="2.272cm" svg:y="18.78cm">
          <text:p text:style-name="P1">For Each Space</text:p>
          <draw:enhanced-geometry svg:viewBox="0 0 21600 21600" draw:glue-points="10800 0 0 10800 10800 21600 21600 10800" draw:type="flowchart-process" draw:enhanced-path="M 0 0 L 21600 0 21600 21600 0 21600 0 0 Z N"/>
        </draw:custom-shape>
        <draw:custom-shape draw:style-name="gr3" draw:text-style-name="P1" xml:id="id6" draw:id="id6" draw:layer="layout" svg:width="7.62cm" svg:height="1.27cm" svg:x="3.54cm" svg:y="22.59cm">
          <text:p text:style-name="P1">System::Process(space)</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5.446cm" svg:y1="20.048cm" svg:x2="7.35cm" svg:y2="22.59cm" draw:start-shape="id5" draw:start-glue-point="6" draw:end-shape="id6" draw:end-glue-point="4" svg:d="M5446 20048v1272h1904v1270" svg:viewBox="0 0 1905 2543">
          <text:p/>
        </draw:connector>
        <draw:custom-shape draw:style-name="gr3" draw:text-style-name="P1" xml:id="id7" draw:id="id7" draw:layer="layout" svg:width="11.428cm" svg:height="1.268cm" svg:x="4.812cm" svg:y="26.4cm">
          <text:p text:style-name="P1">For Each &lt;System Type&gt;_Component</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7.35cm" svg:y1="23.86cm" svg:x2="10.526cm" svg:y2="26.4cm" draw:start-shape="id6" draw:start-glue-point="6" draw:end-shape="id7" svg:d="M7350 23860v1271h3176v1269" svg:viewBox="0 0 3177 2541">
          <text:p/>
        </draw:connector>
        <draw:custom-shape draw:style-name="gr3" draw:text-style-name="P1" xml:id="id8" draw:id="id8" draw:layer="layout" svg:width="10.16cm" svg:height="1.27cm" svg:x="6.08cm" svg:y="30.21cm">
          <text:p text:style-name="P1">System::Process(component)</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0.526cm" svg:y1="27.668cm" svg:x2="11.16cm" svg:y2="30.21cm" draw:start-shape="id7" draw:start-glue-point="6" draw:end-shape="id8" draw:end-glue-point="4" svg:d="M10526 27668v1272h634v1270" svg:viewBox="0 0 635 2543">
          <text:p/>
        </draw:connector>
        <draw:custom-shape draw:style-name="gr3" draw:text-style-name="P1" xml:id="id9" draw:id="id9" draw:layer="layout" svg:width="3.81cm" svg:height="3.81cm" svg:x="23.86cm" svg:y="2.27cm">
          <text:p text:style-name="P1">Engine</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xml:id="id10" draw:id="id10" draw:layer="layout" svg:width="3.81cm" svg:height="3.81cm" svg:x="28.94cm" svg:y="2.27cm">
          <text:p text:style-name="P1">System</text:p>
          <draw:enhanced-geometry svg:viewBox="0 0 21600 21600" draw:glue-points="10800 0 0 10800 10800 21600 21600 10800" draw:type="flowchart-process" draw:enhanced-path="M 0 0 L 21600 0 21600 21600 0 21600 0 0 Z N"/>
        </draw:custom-shape>
        <draw:custom-shape draw:style-name="gr3" draw:text-style-name="P1" xml:id="id11" draw:id="id11" draw:layer="layout" svg:width="3.81cm" svg:height="3.81cm" svg:x="28.94cm" svg:y="7.35cm">
          <text:p text:style-name="P1">Space</text:p>
          <draw:enhanced-geometry svg:viewBox="0 0 21600 21600" draw:glue-points="10800 0 0 10800 10800 21600 21600 10800" draw:type="flowchart-process" draw:enhanced-path="M 0 0 L 21600 0 21600 21600 0 21600 0 0 Z N"/>
        </draw:custom-shape>
        <draw:custom-shape draw:style-name="gr3" draw:text-style-name="P1" xml:id="id12" draw:id="id12" draw:layer="layout" svg:width="3.81cm" svg:height="3.81cm" svg:x="34.02cm" svg:y="7.35cm">
          <text:p text:style-name="P1">Entity</text:p>
          <draw:enhanced-geometry svg:viewBox="0 0 21600 21600" draw:glue-points="10800 0 0 10800 10800 21600 21600 10800" draw:type="flowchart-process" draw:enhanced-path="M 0 0 L 21600 0 21600 21600 0 21600 0 0 Z N"/>
        </draw:custom-shape>
        <draw:custom-shape draw:style-name="gr3" draw:text-style-name="P1" xml:id="id13" draw:id="id13" draw:layer="layout" svg:width="3.81cm" svg:height="3.81cm" svg:x="34.02cm" svg:y="12.43cm">
          <text:p text:style-name="P1">Component</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27.67cm" svg:y1="4.175cm" svg:x2="28.94cm" svg:y2="4.175cm" draw:start-shape="id9" draw:start-glue-point="7" draw:end-shape="id10" draw:end-glue-point="5" svg:d="M27670 4175h1270" svg:viewBox="0 0 1271 1">
          <text:p/>
        </draw:connector>
        <draw:connector draw:style-name="gr5" draw:text-style-name="P1" draw:layer="layout" svg:x1="27.67cm" svg:y1="4.175cm" svg:x2="28.94cm" svg:y2="9.255cm" draw:start-shape="id9" draw:start-glue-point="7" draw:end-shape="id11" svg:d="M27670 4175h636v5080h634" svg:viewBox="0 0 1271 5081">
          <text:p/>
        </draw:connector>
        <draw:connector draw:style-name="gr5" draw:text-style-name="P1" draw:layer="layout" svg:x1="32.75cm" svg:y1="9.255cm" svg:x2="34.02cm" svg:y2="9.255cm" draw:start-shape="id11" draw:start-glue-point="7" draw:end-shape="id12" draw:end-glue-point="5" svg:d="M32750 9255h1270" svg:viewBox="0 0 1271 1">
          <text:p/>
        </draw:connector>
        <draw:connector draw:style-name="gr6" draw:text-style-name="P1" draw:layer="layout" svg:x1="35.925cm" svg:y1="11.16cm" svg:x2="35.925cm" svg:y2="12.43cm" draw:start-shape="id12" draw:start-glue-point="6" draw:end-shape="id13" svg:d="M35925 11160v1270" svg:viewBox="0 0 1 1271">
          <text:p/>
        </draw:connector>
        <draw:connector draw:style-name="gr7" draw:text-style-name="P1" draw:layer="layout" svg:x1="30.845cm" svg:y1="11.16cm" svg:x2="34.02cm" svg:y2="14.335cm" draw:start-shape="id11" draw:start-glue-point="6" draw:end-shape="id13" draw:end-glue-point="5" svg:d="M30845 11160v3175h3175" svg:viewBox="0 0 3176 3176">
          <text:p/>
        </draw:connector>
        <draw:connector draw:style-name="gr7" draw:text-style-name="P1" draw:layer="layout" draw:line-skew="-0.134cm" svg:x1="35.925cm" svg:y1="7.35cm" svg:x2="30.845cm" svg:y2="7.35cm" draw:start-shape="id12" draw:start-glue-point="4" draw:end-shape="id11" draw:end-glue-point="4" svg:d="M35925 7350v-635h-5080v635" svg:viewBox="0 0 5081 636">
          <text:p/>
        </draw:connector>
        <draw:connector draw:style-name="gr7" draw:text-style-name="P1" draw:layer="layout" draw:line-skew="0.133cm" svg:x1="37.83cm" svg:y1="14.335cm" svg:x2="37.83cm" svg:y2="9.255cm" draw:start-shape="id13" draw:start-glue-point="7" draw:end-shape="id12" draw:end-glue-point="7" svg:d="M37830 14335h635v-5080h-635" svg:viewBox="0 0 636 5081">
          <text:p/>
        </draw:connector>
        <draw:connector draw:style-name="gr8" draw:text-style-name="P1" draw:layer="layout" svg:x1="42.923cm" svg:y1="4.835cm" svg:x2="53.049cm" svg:y2="4.801cm" svg:d="M42923 4835h5063v-34h5063" svg:viewBox="0 0 10127 35">
          <text:p text:style-name="P1">Holds a reference</text:p>
        </draw:connector>
        <draw:connector draw:style-name="gr9" draw:text-style-name="P1" draw:layer="layout" svg:x1="42.874cm" svg:y1="3.55cm" svg:x2="53.049cm" svg:y2="3.591cm" svg:d="M42874 3550h5088v41h5087" svg:viewBox="0 0 10176 42">
          <text:p text:style-name="P1">Owns</text:p>
        </draw:connector>
        <draw:custom-shape draw:style-name="gr10" draw:text-style-name="P1" draw:layer="layout" svg:width="5.08cm" svg:height="3.81cm" svg:x="2.272cm" svg:y="69.58cm">
          <text:p text:style-name="P1">Physics System</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2.272cm" svg:y="59.42cm">
          <text:p text:style-name="P1">Event System</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2.272cm" svg:y="89.9cm">
          <text:p text:style-name="P1">Graphics System</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2.274cm" svg:y="64.5cm">
          <text:p text:style-name="P1">Logic System</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2.274cm" svg:y="94.98cm">
          <text:p text:style-name="P1">Sound System</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2.276cm" svg:y="84.82cm">
          <text:p text:style-name="P1">Transform System</text:p>
          <draw:enhanced-geometry svg:viewBox="0 0 21600 21600" draw:glue-points="10800 0 0 10800 10800 21600 21600 10800" draw:type="flowchart-process" draw:enhanced-path="M 0 0 L 21600 0 21600 21600 0 21600 0 0 Z N"/>
        </draw:custom-shape>
        <draw:custom-shape draw:style-name="gr10" draw:text-style-name="P1" xml:id="id30" draw:id="id30" draw:layer="layout" svg:width="5.08cm" svg:height="3.81cm" svg:x="8.62cm" svg:y="37.83cm">
          <text:p text:style-name="P1">Previous Frame</text:p>
          <draw:enhanced-geometry svg:viewBox="0 0 21600 21600" draw:glue-points="10800 0 0 10800 10800 21600 21600 10800" draw:type="flowchart-process" draw:enhanced-path="M 0 0 L 21600 0 21600 21600 0 21600 0 0 Z N"/>
        </draw:custom-shape>
        <draw:custom-shape draw:style-name="gr10" draw:text-style-name="P1" xml:id="id31" draw:id="id31" draw:layer="layout" svg:width="5.08cm" svg:height="3.81cm" svg:x="14.966cm" svg:y="37.83cm">
          <text:p text:style-name="P1">Current Frame</text:p>
          <draw:enhanced-geometry svg:viewBox="0 0 21600 21600" draw:glue-points="10800 0 0 10800 10800 21600 21600 10800" draw:type="flowchart-process" draw:enhanced-path="M 0 0 L 21600 0 21600 21600 0 21600 0 0 Z N"/>
        </draw:custom-shape>
        <draw:custom-shape draw:style-name="gr10" draw:text-style-name="P1" xml:id="id32" draw:id="id32" draw:layer="layout" svg:width="5.08cm" svg:height="3.81cm" svg:x="21.32cm" svg:y="37.832cm">
          <text:p text:style-name="P1">Next Frame</text:p>
          <draw:enhanced-geometry svg:viewBox="0 0 21600 21600" draw:glue-points="10800 0 0 10800 10800 21600 21600 10800" draw:type="flowchart-process" draw:enhanced-path="M 0 0 L 21600 0 21600 21600 0 21600 0 0 Z N"/>
        </draw:custom-shape>
        <draw:custom-shape draw:style-name="gr10" draw:text-style-name="P1" xml:id="id14" draw:id="id14" draw:layer="layout" svg:width="5.08cm" svg:height="3.81cm" svg:x="8.62cm" svg:y="59.42cm">
          <text:p text:style-name="P1">Respond to</text:p>
          <text:p text:style-name="P1">events from</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xml:id="id18" draw:id="id18" draw:layer="layout" svg:width="5.08cm" svg:height="3.81cm" svg:x="21.32cm" svg:y="64.5cm">
          <text:p text:style-name="P1">To create events</text:p>
          <text:p text:style-name="P1">f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xml:id="id16" draw:id="id16" draw:layer="layout" svg:width="5.08cm" svg:height="3.808cm" svg:x="14.97cm" svg:y="64.502cm">
          <text:p text:style-name="P1">Using state from</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draw:layer="layout" svg:width="5.08cm" svg:height="3.81cm" svg:x="14.972cm" svg:y="89.9cm">
          <text:p text:style-name="P1">Draw state of</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draw:layer="layout" svg:width="5.08cm" svg:height="3.81cm" svg:x="14.974cm" svg:y="94.98cm">
          <text:p text:style-name="P1">Draw state of</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xml:id="id15" draw:id="id15" draw:layer="layout" svg:width="5.08cm" svg:height="3.81cm" svg:x="14.97cm" svg:y="59.42cm">
          <text:p text:style-name="P1">To create state </text:p>
          <text:p text:style-name="P1">f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xml:id="id17" draw:id="id17" draw:layer="layout" svg:width="5.08cm" svg:height="3.808cm" svg:x="14.97cm" svg:y="69.582cm">
          <text:p text:style-name="P1">Using state from</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xml:id="id20" draw:id="id20" draw:layer="layout" svg:width="5.08cm" svg:height="3.81cm" svg:x="21.32cm" svg:y="74.66cm">
          <text:p text:style-name="P1">To create events</text:p>
          <text:p text:style-name="P1">f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 draw:layer="layout" svg:width="19.05cm" svg:height="5.08cm" svg:x="1.635cm" svg:y="89.265cm">
          <text:p/>
          <draw:enhanced-geometry svg:viewBox="0 0 21600 21600" draw:mirror-horizontal="false" draw:mirror-vertical="false" draw:type="rectangle" draw:enhanced-path="M 0 0 L 21600 0 21600 21600 0 21600 0 0 Z N"/>
        </draw:custom-shape>
        <draw:custom-shape draw:style-name="gr11" draw:text-style-name="P1" draw:layer="layout" svg:width="19.05cm" svg:height="5.08cm" svg:x="1.635cm" svg:y="63.865cm">
          <text:p/>
          <draw:enhanced-geometry svg:viewBox="0 0 21600 21600" draw:mirror-horizontal="false" draw:mirror-vertical="false" draw:type="rectangle" draw:enhanced-path="M 0 0 L 21600 0 21600 21600 0 21600 0 0 Z N"/>
        </draw:custom-shape>
        <draw:custom-shape draw:style-name="gr12" draw:text-style-name="P1" draw:layer="layout" svg:width="7.62cm" svg:height="2.54cm" svg:x="28.939cm" svg:y="45.45cm">
          <text:p text:style-name="P1">Sprint 1</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3" draw:text-style-name="P1" draw:layer="layout" svg:x1="13.7cm" svg:y1="61.325cm" svg:x2="14.97cm" svg:y2="61.325cm" draw:start-shape="id14" draw:start-glue-point="7" draw:end-shape="id15" draw:end-glue-point="5" svg:d="M13700 61325h1270" svg:viewBox="0 0 1271 1">
          <text:p/>
        </draw:connector>
        <draw:connector draw:style-name="gr13" draw:text-style-name="P1" draw:layer="layout" svg:x1="17.51cm" svg:y1="63.23cm" svg:x2="17.51cm" svg:y2="64.502cm" draw:start-shape="id15" draw:start-glue-point="6" draw:end-shape="id16" draw:end-glue-point="4" svg:d="M17510 63230v1272" svg:viewBox="0 0 1 1273">
          <text:p/>
        </draw:connector>
        <draw:connector draw:style-name="gr13" draw:text-style-name="P1" draw:layer="layout" svg:x1="17.51cm" svg:y1="68.31cm" svg:x2="17.51cm" svg:y2="69.582cm" draw:start-shape="id16" draw:start-glue-point="6" draw:end-shape="id17" draw:end-glue-point="4" svg:d="M17510 68310v1272" svg:viewBox="0 0 1 1273">
          <text:p/>
        </draw:connector>
        <draw:connector draw:style-name="gr13" draw:text-style-name="P1" draw:layer="layout" svg:x1="20.05cm" svg:y1="66.406cm" svg:x2="21.32cm" svg:y2="66.405cm" draw:start-shape="id16" draw:start-glue-point="7" draw:end-shape="id18" draw:end-glue-point="5" svg:d="M20050 66406h636v-1h634" svg:viewBox="0 0 1271 2">
          <text:p/>
        </draw:connector>
        <draw:connector draw:style-name="gr13" draw:text-style-name="P1" draw:layer="layout" svg:x1="20.05cm" svg:y1="76.566cm" svg:x2="21.32cm" svg:y2="76.565cm" draw:start-shape="id19" draw:end-shape="id20" draw:end-glue-point="5" svg:d="M20050 76566h636v-1h634" svg:viewBox="0 0 1271 2">
          <text:p/>
        </draw:connector>
        <draw:custom-shape draw:style-name="gr10" draw:text-style-name="P1" xml:id="id19" draw:id="id19" draw:layer="layout" svg:width="5.08cm" svg:height="3.808cm" svg:x="14.97cm" svg:y="74.662cm">
          <text:p text:style-name="P1">Integrate then</text:p>
          <text:p text:style-name="P1">resolve collision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3" draw:text-style-name="P1" draw:layer="layout" svg:x1="17.51cm" svg:y1="73.39cm" svg:x2="17.51cm" svg:y2="74.662cm" draw:start-shape="id17" draw:start-glue-point="6" draw:end-shape="id19" draw:end-glue-point="4" svg:d="M17510 73390v1272" svg:viewBox="0 0 1 1273">
          <text:p/>
        </draw:connector>
        <draw:custom-shape draw:style-name="gr10" draw:text-style-name="P1" xml:id="id21" draw:id="id21" draw:layer="layout" svg:width="5.08cm" svg:height="3.808cm" svg:x="21.32cm" svg:y="79.742cm">
          <text:p text:style-name="P1">To create state</text:p>
          <text:p text:style-name="P1">fo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3" draw:text-style-name="P1" draw:layer="layout" svg:x1="20.05cm" svg:y1="76.566cm" svg:x2="21.32cm" svg:y2="81.646cm" draw:start-shape="id19" draw:start-glue-point="7" draw:end-shape="id21" svg:d="M20050 76566h636v5080h634" svg:viewBox="0 0 1271 5081">
          <text:p/>
        </draw:connector>
        <draw:custom-shape draw:style-name="gr10" draw:text-style-name="P1" xml:id="id22" draw:id="id22" draw:layer="layout" svg:width="5.08cm" svg:height="3.81cm" svg:x="55.61cm" svg:y="3.542cm">
          <text:p text:style-name="P1">Space</text:p>
          <draw:enhanced-geometry svg:viewBox="0 0 21600 21600" draw:glue-points="10800 0 0 10800 10800 21600 21600 10800" draw:type="flowchart-process" draw:enhanced-path="M 0 0 L 21600 0 21600 21600 0 21600 0 0 Z N"/>
        </draw:custom-shape>
        <draw:custom-shape draw:style-name="gr10" draw:text-style-name="P1" xml:id="id25" draw:id="id25" draw:layer="layout" svg:width="5.08cm" svg:height="3.81cm" svg:x="68.31cm" svg:y="3.54cm">
          <draw:glue-point draw:id="8" svg:x="-2.509cm" svg:y="5cm"/>
          <draw:glue-point draw:id="9" svg:x="2.423cm" svg:y="5cm"/>
          <text:p text:style-name="P1">Component</text:p>
          <draw:enhanced-geometry svg:viewBox="0 0 21600 21600" draw:glue-points="10800 0 0 10800 10800 21600 21600 10800" draw:type="flowchart-process" draw:enhanced-path="M 0 0 L 21600 0 21600 21600 0 21600 0 0 Z N"/>
        </draw:custom-shape>
        <draw:custom-shape draw:style-name="gr10" draw:text-style-name="P1" xml:id="id24" draw:id="id24" draw:layer="layout" svg:width="5.08cm" svg:height="3.81cm" svg:x="61.96cm" svg:y="13.7cm">
          <text:p text:style-name="P1">Event Inbox</text:p>
          <draw:enhanced-geometry svg:viewBox="0 0 21600 21600" draw:glue-points="10800 0 0 10800 10800 21600 21600 10800" draw:type="flowchart-process" draw:enhanced-path="M 0 0 L 21600 0 21600 21600 0 21600 0 0 Z N"/>
        </draw:custom-shape>
        <draw:custom-shape draw:style-name="gr3" draw:text-style-name="P1" xml:id="id23" draw:id="id23" draw:layer="layout" svg:width="5.08cm" svg:height="3.81cm" svg:x="61.96cm" svg:y="3.54cm">
          <text:p text:style-name="P1">Component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 draw:layer="layout" svg:x1="60.69cm" svg:y1="5.447cm" svg:x2="61.96cm" svg:y2="5.445cm" draw:start-shape="id22" draw:start-glue-point="7" draw:end-shape="id23" draw:end-glue-point="5" svg:d="M60690 5447h636v-2h634" svg:viewBox="0 0 1271 3">
          <text:p/>
        </draw:connector>
        <draw:connector draw:style-name="gr5" draw:text-style-name="P1" draw:layer="layout" svg:x1="58.15cm" svg:y1="7.352cm" svg:x2="61.96cm" svg:y2="15.605cm" draw:start-shape="id22" draw:start-glue-point="6" draw:end-shape="id24" draw:end-glue-point="5" svg:d="M58150 7352v8253h3810" svg:viewBox="0 0 3811 8254">
          <text:p/>
        </draw:connector>
        <draw:connector draw:style-name="gr13" draw:text-style-name="P1" draw:layer="layout" svg:x1="67.04cm" svg:y1="5.445cm" svg:x2="68.31cm" svg:y2="5.445cm" draw:start-shape="id23" draw:start-glue-point="7" draw:end-shape="id25" draw:end-glue-point="5" svg:d="M67040 5445h1270" svg:viewBox="0 0 1271 1">
          <text:p/>
        </draw:connector>
        <draw:custom-shape draw:style-name="gr10" draw:text-style-name="P1" xml:id="id28" draw:id="id28" draw:layer="layout" svg:width="5.08cm" svg:height="3.81cm" svg:x="74.66cm" svg:y="8.62cm">
          <text:p text:style-name="P1">Event Inbox</text:p>
          <draw:enhanced-geometry svg:viewBox="0 0 21600 21600" draw:glue-points="10800 0 0 10800 10800 21600 21600 10800" draw:type="flowchart-process" draw:enhanced-path="M 0 0 L 21600 0 21600 21600 0 21600 0 0 Z N"/>
        </draw:custom-shape>
        <draw:custom-shape draw:style-name="gr3" draw:text-style-name="P1" xml:id="id26" draw:id="id26" draw:layer="layout" svg:width="5.08cm" svg:height="3.81cm" svg:x="61.96cm" svg:y="8.62cm">
          <text:p text:style-name="P1">Entiti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5" draw:text-style-name="P1" draw:layer="layout" svg:x1="60.69cm" svg:y1="5.447cm" svg:x2="61.96cm" svg:y2="10.525cm" draw:end-shape="id26" draw:end-glue-point="5" svg:d="M60690 5447h385v5078h885" svg:viewBox="0 0 1271 5079">
          <text:p/>
        </draw:connector>
        <draw:connector draw:style-name="gr13" draw:text-style-name="P1" draw:layer="layout" svg:x1="67.04cm" svg:y1="10.525cm" svg:x2="68.31cm" svg:y2="10.525cm" draw:start-shape="id26" draw:start-glue-point="7" draw:end-shape="id27" draw:end-glue-point="5" svg:d="M67040 10525h1270" svg:viewBox="0 0 1271 1">
          <text:p/>
        </draw:connector>
        <draw:custom-shape draw:style-name="gr10" draw:text-style-name="P1" xml:id="id27" draw:id="id27" draw:layer="layout" svg:width="5.08cm" svg:height="3.81cm" svg:x="68.31cm" svg:y="8.62cm">
          <draw:glue-point draw:id="8" svg:x="2.5cm" svg:y="5cm"/>
          <draw:glue-point draw:id="9" svg:x="-2.5cm" svg:y="5cm"/>
          <draw:glue-point draw:id="10" svg:x="2.5cm" svg:y="-5cm"/>
          <draw:glue-point draw:id="11" svg:x="-2.5cm" svg:y="-5cm"/>
          <text:p text:style-name="P1">Entity</text:p>
          <draw:enhanced-geometry svg:viewBox="0 0 21600 21600" draw:glue-points="10800 0 0 10800 10800 21600 21600 10800" draw:type="flowchart-process" draw:enhanced-path="M 0 0 L 21600 0 21600 21600 0 21600 0 0 Z N"/>
        </draw:custom-shape>
        <draw:custom-shape draw:style-name="gr10" draw:text-style-name="P1" xml:id="id29" draw:id="id29" draw:layer="layout" svg:width="5.08cm" svg:height="3.81cm" svg:x="74.662cm" svg:y="3.542cm">
          <text:p text:style-name="P1">Event Inbox</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73.39cm" svg:y1="10.525cm" svg:x2="74.66cm" svg:y2="10.525cm" draw:start-shape="id27" draw:start-glue-point="7" draw:end-shape="id28" draw:end-glue-point="5" svg:d="M73390 10525h1270" svg:viewBox="0 0 1271 1">
          <text:p/>
        </draw:connector>
        <draw:connector draw:style-name="gr14" draw:text-style-name="P1" draw:layer="layout" svg:x1="73.39cm" svg:y1="5.445cm" svg:x2="74.662cm" svg:y2="5.447cm" draw:start-shape="id25" draw:start-glue-point="7" draw:end-shape="id29" draw:end-glue-point="5" svg:d="M73390 5445h637v2h635" svg:viewBox="0 0 1273 3">
          <text:p/>
        </draw:connector>
        <draw:connector draw:style-name="gr15" draw:text-style-name="P1" draw:layer="layout" svg:x1="64.5cm" svg:y1="13.7cm" svg:x2="69.58cm" svg:y2="12.43cm" draw:start-shape="id24" draw:start-glue-point="4" draw:end-shape="id27" draw:end-glue-point="9" svg:d="M64500 13700v-634h5080v-636" svg:viewBox="0 0 5081 1271">
          <text:p/>
        </draw:connector>
        <draw:connector draw:style-name="gr15" draw:text-style-name="P1" draw:layer="layout" svg:x1="69.58cm" svg:y1="8.62cm" svg:x2="69.576cm" svg:y2="7.35cm" draw:start-shape="id27" draw:start-glue-point="11" draw:end-shape="id25" draw:end-glue-point="8" svg:d="M69580 8620v-634h-4v-636" svg:viewBox="0 0 5 1271">
          <text:p/>
        </draw:connector>
        <draw:connector draw:style-name="gr16" draw:text-style-name="P1" draw:layer="layout" draw:line-skew="0.133cm" svg:x1="77.2cm" svg:y1="12.43cm" svg:x2="70.85cm" svg:y2="12.43cm" draw:start-shape="id28" draw:start-glue-point="6" draw:end-shape="id27" draw:end-glue-point="6" svg:d="M77200 12430v635h-6350v-635" svg:viewBox="0 0 6351 636">
          <text:p/>
        </draw:connector>
        <draw:connector draw:style-name="gr16" draw:text-style-name="P1" draw:layer="layout" svg:x1="70.85cm" svg:y1="8.62cm" svg:x2="70.85cm" svg:y2="7.35cm" draw:start-shape="id27" draw:start-glue-point="4" draw:end-shape="id25" draw:end-glue-point="6" svg:d="M70850 8620v-1270" svg:viewBox="0 0 1 1271">
          <text:p/>
        </draw:connector>
        <draw:connector draw:style-name="gr17" draw:text-style-name="P1" draw:layer="layout" svg:x1="69.533cm" svg:y1="16.228cm" svg:x2="77.219cm" svg:y2="16.233cm" svg:d="M69533 16228h3843v5h3843" svg:viewBox="0 0 7687 6">
          <text:p text:style-name="P1">Global Event Flow</text:p>
        </draw:connector>
        <draw:connector draw:style-name="gr18" draw:text-style-name="P1" draw:layer="layout" svg:x1="69.534cm" svg:y1="17.505cm" svg:x2="77.22cm" svg:y2="17.51cm" svg:d="M69534 17505h3843v5h3843" svg:viewBox="0 0 7687 6">
          <text:p text:style-name="P1">Entity Event Flow</text:p>
        </draw:connector>
        <draw:connector draw:style-name="gr19" draw:text-style-name="P1" draw:layer="layout" svg:x1="69.535cm" svg:y1="18.775cm" svg:x2="77.221cm" svg:y2="18.78cm" svg:d="M69535 18775h3843v5h3843" svg:viewBox="0 0 7687 6">
          <text:p text:style-name="P1">Component Event Flow</text:p>
        </draw:connector>
        <draw:connector draw:style-name="gr20" draw:text-style-name="P1" draw:layer="layout" draw:line-skew="0.131cm" svg:x1="77.202cm" svg:y1="7.352cm" svg:x2="72.08cm" svg:y2="7.35cm" draw:start-shape="id29" draw:end-shape="id25" draw:end-glue-point="9" svg:d="M77202 7352v633h-5122v-635" svg:viewBox="0 0 5123 636">
          <text:p/>
        </draw:connector>
        <draw:connector draw:style-name="gr21" draw:text-style-name="P1" draw:layer="layout" svg:x1="13.7cm" svg:y1="39.735cm" svg:x2="14.966cm" svg:y2="39.735cm" draw:start-shape="id30" draw:start-glue-point="7" draw:end-shape="id31" draw:end-glue-point="5" svg:d="M13700 39735h1266" svg:viewBox="0 0 1267 1">
          <text:p/>
        </draw:connector>
        <draw:connector draw:style-name="gr14" draw:text-style-name="P1" draw:layer="layout" svg:x1="20.046cm" svg:y1="39.735cm" svg:x2="21.32cm" svg:y2="39.737cm" draw:start-shape="id31" draw:start-glue-point="7" draw:end-shape="id32" draw:end-glue-point="5" svg:d="M20046 39735h638v2h636" svg:viewBox="0 0 1275 3">
          <text:p/>
        </draw:connector>
        <draw:custom-shape draw:style-name="gr10" draw:text-style-name="P1" draw:layer="layout" svg:width="5.08cm" svg:height="3.81cm" svg:x="2.272cm" svg:y="42.91cm">
          <text:p text:style-name="P1">OS Interface</text:p>
          <draw:enhanced-geometry svg:viewBox="0 0 21600 21600" draw:glue-points="10800 0 0 10800 10800 21600 21600 10800" draw:type="flowchart-process" draw:enhanced-path="M 0 0 L 21600 0 21600 21600 0 21600 0 0 Z N"/>
        </draw:custom-shape>
        <draw:custom-shape draw:style-name="gr10" draw:text-style-name="P1" xml:id="id33" draw:id="id33" draw:layer="layout" svg:width="5.08cm" svg:height="3.81cm" svg:x="8.62cm" svg:y="42.91cm">
          <text:p text:style-name="P1">Handle all OS</text:p>
          <text:p text:style-name="P1">events from</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1" draw:layer="layout" svg:width="7.873cm" svg:height="2.794cm" svg:x="28.813cm" svg:y="41.513cm">
          <text:p text:style-name="P1">Systems</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873cm" svg:height="2.794cm" svg:x="28.813cm" svg:y="37.703cm">
          <text:p text:style-name="P1">Non- Systems</text:p>
          <draw:enhanced-geometry svg:viewBox="0 0 21600 21600" draw:glue-points="10800 0 0 10800 10800 21600 21600 10800" draw:type="flowchart-process" draw:enhanced-path="M 0 0 L 21600 0 21600 21600 0 21600 0 0 Z N"/>
        </draw:custom-shape>
        <draw:custom-shape draw:style-name="gr10" draw:text-style-name="P1" xml:id="id34" draw:id="id34" draw:layer="layout" svg:width="5.08cm" svg:height="3.81cm" svg:x="14.843cm" svg:y="42.912cm">
          <text:p text:style-name="P1">Create events to</text:p>
          <text:p text:style-name="P1">be process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4" draw:text-style-name="P1" draw:layer="layout" svg:x1="13.7cm" svg:y1="44.815cm" svg:x2="14.843cm" svg:y2="44.817cm" draw:start-shape="id33" draw:start-glue-point="7" draw:end-shape="id34" draw:end-glue-point="5" svg:d="M13700 44815h572v2h571" svg:viewBox="0 0 1144 3">
          <text:p/>
        </draw:connector>
        <draw:custom-shape draw:style-name="gr1" draw:text-style-name="P1" draw:layer="layout" svg:width="18.034cm" svg:height="15.494cm" svg:x="8.559cm" svg:y="99.933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0" draw:text-style-name="P1" draw:layer="layout" svg:width="5.08cm" svg:height="3.81cm" svg:x="2.338cm" svg:y="100.06cm">
          <text:p text:style-name="P1">Space Manager</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5.08cm" svg:height="3.81cm" svg:x="14.97cm" svg:y="100.06cm">
          <text:p text:style-name="P1">Remove all </text:p>
          <text:p text:style-name="P1">entities killed</text:p>
          <text:p text:style-name="P1">dur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 draw:layer="layout" svg:width="15.113cm" svg:height="7.493cm" svg:x="28.94cm" svg:y="97.901cm">
          <text:p text:style-name="P1">Should entities have a kill flag or should</text:p>
          <text:p text:style-name="P1">spaces receive all kill messages?</text:p>
          <text:p text:style-name="P1"/>
          <draw:enhanced-geometry svg:viewBox="0 0 21600 21600" draw:text-areas="3000 3320 17110 17330" draw:type="cloud-callout" draw:modifiers="-2116.55418816991 12189.27141713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2.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4T18:21:39.898071133</meta:creation-date>
    <dc:date>2014-06-14T22:27:48.813654419</dc:date>
    <meta:editing-duration>PT3H14M46S</meta:editing-duration>
    <meta:editing-cycles>14</meta:editing-cycles>
    <meta:generator>LibreOffice/4.2.3.3$Linux_X86_64 LibreOffice_project/420m0$Build-3</meta:generator>
    <meta:document-statistic meta:object-count="95"/>
  </office:meta>
</office:document-meta>
</file>